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margin-top="0cm" fo:margin-bottom="0cm" style:contextual-spacing="false" fo:text-align="start" style:justify-single-word="false"/>
      <style:text-properties fo:font-weight="bold" style:font-weight-asian="bold" style:font-weight-complex="bold"/>
    </style:style>
    <style:style style:name="P2" style:family="paragraph" style:parent-style-name="Table_20_Contents">
      <style:paragraph-properties fo:margin-top="0cm" fo:margin-bottom="0cm" style:contextual-spacing="false" fo:text-align="center" style:justify-single-word="false"/>
      <style:text-properties fo:font-weight="bold" style:font-weight-asian="bold" style:font-weight-complex="bold"/>
    </style:style>
    <style:style style:name="P3" style:family="paragraph" style:parent-style-name="Table_20_Contents">
      <style:paragraph-properties fo:margin-top="0cm" fo:margin-bottom="0cm" style:contextual-spacing="false" fo:text-align="start" style:justify-single-word="false"/>
      <style:text-properties fo:font-weight="normal" style:font-weight-asian="normal" style:font-weight-complex="normal"/>
    </style:style>
    <style:style style:name="P4" style:family="paragraph" style:parent-style-name="Table_20_Contents">
      <style:paragraph-properties fo:margin-top="0cm" fo:margin-bottom="0cm" style:contextual-spacing="false" fo:text-align="start" style:justify-single-word="false"/>
      <style:text-properties style:text-position="0% 100%" fo:font-weight="bold" style:font-weight-asian="bold" style:font-weight-complex="bold"/>
    </style:style>
    <style:style style:name="P5" style:family="paragraph" style:parent-style-name="Table_20_Contents">
      <style:paragraph-properties fo:margin-top="0cm" fo:margin-bottom="0cm" style:contextual-spacing="false" fo:text-align="start" style:justify-single-word="false"/>
      <style:text-properties style:text-position="0% 100%" fo:font-weight="normal" style:font-weight-asian="normal" style:font-weight-complex="normal"/>
    </style:style>
    <style:style style:name="P6" style:family="paragraph" style:parent-style-name="Table_20_Contents">
      <style:paragraph-properties fo:margin-top="0cm" fo:margin-bottom="0cm" style:contextual-spacing="false" fo:text-align="center" style:justify-single-word="false"/>
      <style:text-properties style:text-position="0% 100%" fo:font-weight="normal" officeooo:paragraph-rsid="001707f8" style:font-weight-asian="normal" style:font-weight-complex="normal"/>
    </style:style>
    <style:style style:name="P7" style:family="paragraph" style:parent-style-name="Table_20_Contents">
      <style:paragraph-properties fo:margin-top="0cm" fo:margin-bottom="0cm" style:contextual-spacing="false" fo:text-align="center" style:justify-single-word="false"/>
      <style:text-properties officeooo:paragraph-rsid="001707f8"/>
    </style:style>
    <style:style style:name="P8" style:family="paragraph" style:parent-style-name="Standard">
      <style:paragraph-properties fo:margin-top="0cm" fo:margin-bottom="0cm" style:contextual-spacing="false" fo:text-align="start" style:justify-single-word="false"/>
      <style:text-properties style:text-position="0% 100%" fo:font-weight="bold" style:font-weight-asian="bold" style:font-weight-complex="bold"/>
    </style:style>
    <style:style style:name="P9" style:family="paragraph" style:parent-style-name="Standard">
      <style:paragraph-properties fo:margin-top="0cm" fo:margin-bottom="0cm" style:contextual-spacing="false" fo:text-align="start" style:justify-single-word="false"/>
      <style:text-properties style:text-position="0% 100%" fo:font-weight="normal" style:font-weight-asian="normal" style:font-weight-complex="normal"/>
    </style:style>
    <style:style style:name="P10" style:family="paragraph" style:parent-style-name="Standard">
      <style:paragraph-properties fo:margin-top="0cm" fo:margin-bottom="0cm" style:contextual-spacing="false" fo:text-align="start" style:justify-single-word="false"/>
      <style:text-properties style:text-position="0% 100%" fo:font-weight="normal" officeooo:paragraph-rsid="00167162" style:font-weight-asian="normal" style:font-weight-complex="normal"/>
    </style:style>
    <style:style style:name="P11" style:family="paragraph" style:parent-style-name="Standard">
      <style:text-properties style:text-position="0% 100%" fo:font-weight="bold" style:font-weight-asian="bold" style:font-weight-complex="bold"/>
    </style:style>
    <style:style style:name="P12" style:family="paragraph" style:parent-style-name="Standard">
      <style:paragraph-properties fo:text-align="center" style:justify-single-word="false"/>
      <style:text-properties style:text-position="0% 100%" fo:font-weight="bold" style:font-weight-asian="bold" style:font-weight-complex="bold"/>
    </style:style>
    <style:style style:name="P13" style:family="paragraph" style:parent-style-name="Standard" style:list-style-name="L2">
      <style:paragraph-properties fo:margin-top="0cm" fo:margin-bottom="0cm" style:contextual-spacing="false" fo:text-align="start" style:justify-single-word="false"/>
      <style:text-properties style:text-position="0% 100%" fo:font-weight="normal" style:font-weight-asian="normal" style:font-weight-complex="normal"/>
    </style:style>
    <style:style style:name="P14" style:family="paragraph" style:parent-style-name="Standard" style:list-style-name="L4">
      <style:paragraph-properties fo:margin-top="0cm" fo:margin-bottom="0cm" style:contextual-spacing="false" fo:text-align="start" style:justify-single-word="false"/>
      <style:text-properties style:text-position="0% 100%" fo:font-weight="normal" style:font-weight-asian="normal" style:font-weight-complex="normal"/>
    </style:style>
    <style:style style:name="P15" style:family="paragraph" style:parent-style-name="Standard" style:list-style-name="L4">
      <style:paragraph-properties fo:margin-top="0cm" fo:margin-bottom="0cm" style:contextual-spacing="false" fo:text-align="start" style:justify-single-word="false"/>
      <style:text-properties style:text-position="0% 100%" fo:font-weight="bold" style:font-weight-asian="bold" style:font-weight-complex="bold"/>
    </style:style>
    <style:style style:name="P16" style:family="paragraph" style:parent-style-name="Standard" style:list-style-name="L3">
      <style:paragraph-properties fo:margin-top="0cm" fo:margin-bottom="0cm" style:contextual-spacing="false" fo:text-align="start" style:justify-single-word="false"/>
    </style:style>
    <style:style style:name="P17" style:family="paragraph" style:parent-style-name="Standard" style:list-style-name="L4">
      <style:paragraph-properties fo:margin-top="0cm" fo:margin-bottom="0cm" style:contextual-spacing="false" fo:text-align="start" style:justify-single-word="false"/>
      <style:text-properties fo:font-weight="bold" style:font-weight-asian="bold" style:font-weight-complex="bold"/>
    </style:style>
    <style:style style:name="P18" style:family="paragraph" style:parent-style-name="Table_20_Contents" style:list-style-name="L1">
      <style:paragraph-properties fo:margin-top="0cm" fo:margin-bottom="0cm" style:contextual-spacing="false" fo:text-align="start" style:justify-single-word="false"/>
    </style:style>
    <style:style style:name="P19" style:family="paragraph" style:parent-style-name="Table_20_Contents" style:list-style-name="L4">
      <style:paragraph-properties fo:margin-top="0cm" fo:margin-bottom="0cm" style:contextual-spacing="false" fo:text-align="start" style:justify-single-word="false"/>
      <style:text-properties style:text-position="0% 100%" fo:font-weight="normal" style:font-weight-asian="normal" style:font-weight-complex="normal"/>
    </style:style>
    <style:style style:name="P20" style:family="paragraph" style:parent-style-name="Table_20_Contents" style:list-style-name="L5">
      <style:paragraph-properties fo:margin-top="0cm" fo:margin-bottom="0cm" style:contextual-spacing="false" fo:text-align="start" style:justify-single-word="false"/>
      <style:text-properties style:text-position="0% 100%" fo:font-weight="bold" style:font-weight-asian="bold" style:font-weight-complex="bold"/>
    </style:style>
    <style:style style:name="P21" style:family="paragraph" style:parent-style-name="Table_20_Contents" style:list-style-name="L4">
      <style:paragraph-properties fo:margin-top="0cm" fo:margin-bottom="0cm" style:contextual-spacing="false" fo:text-align="start" style:justify-single-word="false"/>
      <style:text-properties style:text-position="0% 100%" fo:font-weight="bold" style:font-weight-asian="bold" style:font-weight-complex="bold"/>
    </style:style>
    <style:style style:name="P22" style:family="paragraph" style:parent-style-name="Table_20_Contents" style:list-style-name="L5">
      <style:paragraph-properties fo:margin-top="0cm" fo:margin-bottom="0cm" style:contextual-spacing="false" fo:text-align="start" style:justify-single-word="false"/>
      <style:text-properties style:text-position="0% 100%" fo:font-style="normal" fo:font-weight="normal" style:font-style-asian="normal" style:font-weight-asian="normal" style:font-style-complex="normal" style:font-weight-complex="normal"/>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1707f8" style:font-weight-asian="normal" style:font-weight-complex="normal"/>
    </style:style>
    <style:style style:name="T6" style:family="text">
      <style:text-properties style:text-position="0% 100%" fo:font-style="normal" fo:font-weight="normal" style:font-style-asian="normal" style:font-weight-asian="normal" style:font-style-complex="normal" style:font-weight-complex="normal"/>
    </style:style>
    <style:style style:name="T7" style:family="text">
      <style:text-properties style:text-position="0% 100%"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9c507" style:font-weight-asian="normal" style:font-weight-complex="normal"/>
    </style:style>
    <style:style style:name="T10" style:family="text">
      <style:text-properties style:font-name="Liberation Serif"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T11" style:family="text">
      <style:text-properties style:text-position="super 58%"/>
    </style:style>
    <style:style style:name="T12" style:family="text">
      <style:text-properties style:text-position="super 58%" fo:font-style="normal" fo:font-weight="normal" style:font-style-asian="normal" style:font-weight-asian="normal" style:font-style-complex="normal" style:font-weight-complex="normal"/>
    </style:style>
    <style:style style:name="T13" style:family="text">
      <style:text-properties officeooo:rsid="0019c507"/>
    </style:style>
    <style:style style:name="T14" style:family="text">
      <style:text-properties officeooo:rsid="001707f8"/>
    </style:style>
    <style:style style:name="T15" style:family="text">
      <style:text-properties officeooo:rsid="0017d70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rix-chain multiplication</text:p>
      <text:p text:style-name="P7"><text:a xlink:type="simple" xlink:href="../Algorithms,%204th%20Edition%20-%20Sedgewick,%20Wayne/Exercises/Design%20of%20Algorithms/Dynamic%20programming/TDMatrixChainMultiplication.java"><text:span text:style-name="T9">Top-down implementation</text:span></text:a></text:p>
      <text:p text:style-name="P6"><text:a xlink:type="simple" xlink:href="../Algorithms,%204th%20Edition%20-%20Sedgewick,%20Wayne/Exercises/Design%20of%20Algorithms/Dynamic%20programming/BUMatrixChainMultiplication.java"><text:span text:style-name="T13">Bottom-up implementation</text:span></text:a></text:p>
      <text:p text:style-name="P3"/>
      <text:p text:style-name="P1">Problem</text:p>
      <text:list xml:id="list8871544110479832947" text:style-name="L1">
        <text:list-item>
          <text:p text:style-name="P18"><text:span text:style-name="T8">We are given a sequence(chain) &lt;A</text:span><text:span text:style-name="T2">1</text:span><text:span text:style-name="T4">, A</text:span><text:span text:style-name="T2">2</text:span><text:span text:style-name="T4">, …, A</text:span><text:span text:style-name="T2">n</text:span><text:span text:style-name="T4">&gt; of n matrices to be multiplied, and we wish to compute the product A</text:span><text:span text:style-name="T2">1</text:span><text:span text:style-name="T4">A</text:span><text:span text:style-name="T2">2</text:span><text:span text:style-name="T4">...A</text:span><text:span text:style-name="T2">n</text:span><text:span text:style-name="T4">. The order of the sequence is important as </text:span><text:span text:style-name="T5">for </text:span><text:span text:style-name="T4">any two consecutive matrices, A and B, in the sequence </text:span><text:span text:style-name="T5">to be </text:span><text:span text:style-name="T4">compatible, the number of columns of A is equal to the number of rows in B. The solution deals with the best way to parenthesize the sequence without disturbing the order.</text:span></text:p>
        </text:list-item>
        <text:list-item>
          <text:p text:style-name="P18"><text:span text:style-name="T4">Given a <text:s/>chain &lt;A</text:span><text:span text:style-name="T2">1</text:span><text:span text:style-name="T4">, A</text:span><text:span text:style-name="T2">2</text:span><text:span text:style-name="T4">, …, A</text:span><text:span text:style-name="T2">n</text:span><text:span text:style-name="T4">&gt; of n matrices and that each matrix A</text:span><text:span text:style-name="T2">i</text:span><text:span text:style-name="T4"> has a dimension p</text:span><text:span text:style-name="T2">i-1</text:span><text:span text:style-name="T4">*p</text:span><text:span text:style-name="T2">i</text:span><text:span text:style-name="T4">, fully parenthesize the product <text:s/>A</text:span><text:span text:style-name="T2">1</text:span><text:span text:style-name="T4">A</text:span><text:span text:style-name="T2">2</text:span><text:span text:style-name="T4">...A</text:span><text:span text:style-name="T2">n </text:span><text:span text:style-name="T4">in a way that minimizes the number of scalar multiplications.</text:span></text:p>
        </text:list-item>
      </text:list>
      <text:p text:style-name="P5"/>
      <text:p text:style-name="P4">Brute force solution</text:p>
      <text:list xml:id="list3101868786170925502" text:style-name="L2">
        <text:list-item>
          <text:p text:style-name="P13"><text:bookmark text:name="Number different ways of parenthesizations"/>We can parenthesize a chain of n matrices in 2<text:span text:style-name="T11">n-1</text:span> different ways, since we have an independent option of splitting, or not splitting, for the outermost parenthesization between the k'th and k+1'th matrices for k = 1 to n – 1.</text:p>
        </text:list-item>
        <text:list-item>
          <text:p text:style-name="P13">The brute force solution involves calculating the cost of all these parenthesizations(which may themselves be exponential) and determining the minimum among them. Thus the running time may be of the order O(n<text:span text:style-name="T11">n</text:span>)</text:p>
        </text:list-item>
      </text:list>
      <text:p text:style-name="P9"/>
      <text:p text:style-name="P10"/>
      <text:p text:style-name="P12">Problem characteristics</text:p>
      <text:p text:style-name="P8">Is this an optimization problem? - Yes</text:p>
      <text:p text:style-name="P9">The given sequence of matrices can be parenthesized in an <text:a xlink:type="simple" xlink:href="#Number different ways of parenthesizations">2</text:a><text:a xlink:type="simple" xlink:href="#Number different ways of parenthesizations"><text:span text:style-name="T11">n-1</text:span></text:a><text:a xlink:type="simple" xlink:href="#Number different ways of parenthesizations"> number of</text:a><text:a xlink:type="simple" xlink:href="#Number different ways of parenthesizations"><text:span text:style-name="T11"> </text:span></text:a><text:a xlink:type="simple" xlink:href="#Number different ways of parenthesizations">ways</text:a>. We seek that parenthesization among the 2<text:span text:style-name="T11">n-1</text:span> ones which results in the minimal amount of scalar multiplications.</text:p>
      <text:p text:style-name="P8"/>
      <text:p text:style-name="P8">Does the optimization problem have an optimal substructure? - Yes</text:p>
      <text:list xml:id="list1129442257964139918" text:style-name="L3">
        <text:list-item>
          <text:p text:style-name="P16"><text:span text:style-name="T4">A</text:span><text:span text:style-name="T2">i...j</text:span><text:span text:style-name="T4"> is the matrix that results from evaluating the product A</text:span><text:span text:style-name="T2">i</text:span><text:span text:style-name="T4">A</text:span><text:span text:style-name="T2">i+1</text:span><text:span text:style-name="T4">...A</text:span><text:span text:style-name="T2">j</text:span><text:span text:style-name="T4">, i &lt; j. </text:span></text:p>
          <text:p text:style-name="P16"><text:span text:style-name="T4">m[i, j] is the minimum number of scalar multiplications needed to compute the matrix A</text:span><text:span text:style-name="T2">i...j</text:span><text:span text:style-name="T4">. It can be expressed in terms of the optimal solutions of its subproblems as follows</text:span><text:span text:style-name="T2"><draw:frame draw:style-name="fr1" draw:name="Object3" text:anchor-type="as-char" svg:y="-0.806cm" svg:width="10.707cm" svg:height="1.524cm" draw:z-index="4"><draw:object xlink:href="./Object 3" xlink:type="simple" xlink:show="embed" xlink:actuate="onLoad"/><draw:image xlink:href="./ObjectReplacements/Object 3" xlink:type="simple" xlink:show="embed" xlink:actuate="onLoad"/></draw:frame></text:span></text:p>
        </text:list-item>
        <text:list-item>
          <text:p text:style-name="P16"><text:span text:style-name="T6">As the problem has an optimal substructure there is no need to calculate the cost of all 2</text:span><text:span text:style-name="T12">n-1</text:span><text:span text:style-name="T6"> parenthesizations and then find the one that has the minimal cost. It is sufficient if we find the cost of parenthesizations resulting from the </text:span><text:span text:style-name="T7">n</text:span><text:span text:style-name="T6"> different splits at k = i, i + 1, ..j-1 and then determine the split which causes the parenthesization with the minimal cost. Each of the </text:span><text:span text:style-name="T7">n</text:span><text:span text:style-name="T6"> parenthesizations obtained are the optimal minimum for each of the </text:span><text:span text:style-name="T7">n</text:span><text:span text:style-name="T6"> respective positions where a split can be made.</text:span></text:p>
        </text:list-item>
      </text:list>
      <text:p text:style-name="P8"/>
      <text:p text:style-name="P11">Are the subproblems involved in a candidate solution independent? - Yes</text:p>
      <text:p text:style-name="P9">Every candidate solution, the split at some k, involves two subproblems, the cost of multiplications of subsequences A<text:span text:style-name="T1">i</text:span>A<text:span text:style-name="T1">i+1</text:span>...A<text:span text:style-name="T1">k</text:span> and A<text:span text:style-name="T1">k+1</text:span>A<text:span text:style-name="T1">k+2</text:span>...A<text:span text:style-name="T1">j</text:span>. Both these matrices are disjoint to even consider the prospect of the calculation of the cost of one to affect the other. <text:s text:c="271"/></text:p>
      <text:p text:style-name="P9"/>
      <text:p text:style-name="P8">Characteristics of the subproblem space</text:p>
      <text:list xml:id="list8748535697511201034" text:style-name="L4">
        <text:list-item>
          <text:p text:style-name="P15">Are there overlapping subproblems? - Yes.</text:p>
          <text:list>
            <text:list-item>
              <text:p text:style-name="P14">Total number of <text:span text:style-name="T14">feasible </text:span>subproblems – 2<text:span text:style-name="T11">n</text:span></text:p>
              <text:p text:style-name="P14">Can be seen by drawing the recursion tree.</text:p>
            </text:list-item>
          </text:list>
        </text:list-item>
        <text:list-item>
          <text:p text:style-name="P17"><text:soft-page-break/><text:span text:style-name="T3">Distinct number of subproblems = </text:span><text:span text:style-name="T3"><draw:frame draw:style-name="fr1" draw:name="Object9" text:anchor-type="as-char" svg:y="-0.437cm" svg:width="1.215cm" svg:height="0.559cm" draw:z-index="5"><draw:object xlink:href="./Object 9" xlink:type="simple" xlink:show="embed" xlink:actuate="onLoad"/><draw:image xlink:href="./ObjectReplacements/Object 9" xlink:type="simple" xlink:show="embed" xlink:actuate="onLoad"/></draw:frame></text:span></text:p>
          <text:p text:style-name="P17"><text:span text:style-name="T4">There are relatively few distinct subproblems: </text:span><text:span text:style-name="T10">One subproblem for each subsequence in a </text:span><text:span text:style-name="T10">sequence of length n =</text:span><text:span text:style-name="T4"> </text:span><text:span text:style-name="T4"><draw:frame draw:style-name="fr1" draw:name="Object4" text:anchor-type="as-char" svg:y="-0.437cm" svg:width="6.847cm" svg:height="0.586cm" draw:z-index="6"><draw:object xlink:href="./Object 4" xlink:type="simple" xlink:show="embed" xlink:actuate="onLoad"/><draw:image xlink:href="./ObjectReplacements/Object 4" xlink:type="simple" xlink:show="embed" xlink:actuate="onLoad"/></draw:frame></text:span></text:p>
          <text:list>
            <text:list-header>
              <text:p text:style-name="P19">Illustration : Consider a sequence of length 4. The subsequences are </text:p>
              <text:list>
                <text:list-header>
                  <text:p text:style-name="P19">1, 12, 123, 1234 <text:s text:c="2"/>→ n</text:p>
                  <text:p text:style-name="P19">2, 23, 234 <text:s text:c="12"/>→ n - 1</text:p>
                  <text:p text:style-name="P19">3, 34 <text:s text:c="20"/>→ …</text:p>
                  <text:p text:style-name="P19">4 <text:s text:c="26"/>→ 1</text:p>
                </text:list-header>
              </text:list>
            </text:list-header>
          </text:list>
        </text:list-item>
        <text:list-item>
          <text:p text:style-name="P15">Is the entire distinct subproblem space solved? - Yes.</text:p>
          <text:list>
            <text:list-item>
              <text:p text:style-name="P14">As is evident from from the recursive problem formulation all the distinct subproblems(represented by the upper triangle in the cost matrix m[][]) are solved.</text:p>
            </text:list-item>
            <text:list-item>
              <text:p text:style-name="P14">Thus, a bottom up implementation will be more efficient.</text:p>
            </text:list-item>
          </text:list>
        </text:list-item>
      </text:list>
      <text:p text:style-name="P4"/>
      <text:p text:style-name="P4">Running time</text:p>
      <text:list xml:id="list8824703493462968651" text:style-name="L5">
        <text:list-item>
          <text:p text:style-name="P20">Naive recursive version</text:p>
          <text:p text:style-name="P22"><draw:frame draw:style-name="fr1" draw:name="Object1" text:anchor-type="as-char" svg:y="-2.27cm" svg:width="16.972cm" svg:height="4.424cm" draw:z-index="7"><draw:object xlink:href="./Object 1" xlink:type="simple" xlink:show="embed" xlink:actuate="onLoad"/><draw:image xlink:href="./ObjectReplacements/Object 1" xlink:type="simple" xlink:show="embed" xlink:actuate="onLoad"/></draw:frame></text:p>
        </text:list-item>
      </text:list>
      <text:list xml:id="list27526347" text:continue-list="list8748535697511201034" text:style-name="L4">
        <text:list-item>
          <text:p text:style-name="P21">Top-down method<text:span text:style-name="T15">(Figure 3)</text:span></text:p>
          <text:list>
            <text:list-item>
              <text:p text:style-name="P19">Solves each of the <draw:frame draw:style-name="fr1" draw:name="Object5" text:anchor-type="as-char" svg:y="-0.432cm" svg:width="0.988cm" svg:height="0.58cm" draw:z-index="0"><draw:object xlink:href="./Object 5" xlink:type="simple" xlink:show="embed" xlink:actuate="onLoad"/><draw:image xlink:href="./ObjectReplacements/Object 5" xlink:type="simple" xlink:show="embed" xlink:actuate="onLoad"/></draw:frame> subproblems once with <draw:frame draw:style-name="fr1" draw:name="Object6" text:anchor-type="as-char" svg:y="-0.432cm" svg:width="0.988cm" svg:height="0.58cm" draw:z-index="1"><draw:object xlink:href="./Object 6" xlink:type="simple" xlink:show="embed" xlink:actuate="onLoad"/><draw:image xlink:href="./ObjectReplacements/Object 6" xlink:type="simple" xlink:show="embed" xlink:actuate="onLoad"/></draw:frame> recursive calls. Each subproblem may require n iterations to find the minimum of the number of scalar multiplications among the possible types of parameterizations. Thus <draw:frame draw:style-name="fr1" draw:name="Object7" text:anchor-type="as-char" svg:y="-0.437cm" svg:width="2.409cm" svg:height="0.559cm" draw:z-index="2"><draw:object xlink:href="./Object 7" xlink:type="simple" xlink:show="embed" xlink:actuate="onLoad"/><draw:image xlink:href="./ObjectReplacements/Object 7" xlink:type="simple" xlink:show="embed" xlink:actuate="onLoad"/></draw:frame></text:p>
            </text:list-item>
          </text:list>
        </text:list-item>
        <text:list-item>
          <text:p text:style-name="P21">Bottom-up method</text:p>
          <text:list>
            <text:list-item>
              <text:p text:style-name="P19">The running time follows from the nested for loops. <text:s/><draw:frame draw:style-name="fr1" draw:name="Object8" text:anchor-type="as-char" svg:y="-0.437cm" svg:width="2.409cm" svg:height="0.559cm" draw:z-index="3"><draw:object xlink:href="./Object 8" xlink:type="simple" xlink:show="embed" xlink:actuate="onLoad"/><draw:image xlink:href="./ObjectReplacements/Object 8" xlink:type="simple" xlink:show="embed" xlink:actuate="onLoad"/><svg:desc>formula</svg:desc></draw:frame></text:p>
              <text:p text:style-name="P1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26T13:56:20</meta:creation-date>
    <dc:date>2013-04-23T07:38:21.58</dc:date>
    <meta:editing-duration>PT15H23M45S</meta:editing-duration>
    <meta:editing-cycles>51</meta:editing-cycles>
    <meta:generator>LibreOffice/4.0.1.2$Windows_x86 LibreOffice_project/84102822e3d61eb989ddd325abf1ac077904985</meta:generator>
    <meta:document-statistic meta:table-count="0" meta:image-count="0" meta:object-count="8" meta:page-count="2" meta:paragraph-count="40" meta:word-count="626" meta:character-count="3944" meta:non-whitespace-character-count="3038"/>
  </office:meta>
</office:document-meta>
</file>

<file path=Object 1/content.xml><?xml version="1.0" encoding="utf-8"?>
<math xmlns="http://www.w3.org/1998/Math/MathML">
  <semantics>
    <mtable>
      <mtr>
        <mtd>
          <mrow>
            <mi mathvariant="italic">If</mi>
            <mi>T</mi>
            <mrow>
              <mo stretchy="false">(</mo>
              <mrow>
                <mi>n</mi>
              </mrow>
              <mo stretchy="false">)</mo>
            </mrow>
            <mi mathvariant="italic">is</mi>
            <mi mathvariant="italic">the</mi>
            <mi mathvariant="italic">time</mi>
            <mi mathvariant="italic">taken</mi>
            <mtext>to</mtext>
            <mi mathvariant="italic">parenthesize</mi>
            <mi>a</mi>
            <mi mathvariant="italic">chain</mi>
            <mi mathvariant="italic">of</mi>
            <mi>n</mi>
            <mi mathvariant="italic">matrices</mi>
            <mi>,</mi>
            <mi mathvariant="italic">then</mi>
          </mrow>
        </mtd>
      </mtr>
      <mtr>
        <mtd>
          <mrow>
            <mi>T</mi>
            <mrow>
              <mrow>
                <mo stretchy="false">(</mo>
                <mrow>
                  <mn>1</mn>
                </mrow>
                <mo stretchy="false">)</mo>
              </mrow>
              <mo stretchy="false">≥</mo>
              <mn>1,</mn>
            </mrow>
            <mi mathvariant="italic">The</mi>
            <mi mathvariant="italic">time</mi>
            <mtext>to</mtext>
            <mi mathvariant="italic">recognize</mi>
            <mi mathvariant="italic">that</mi>
            <mi mathvariant="italic">this</mi>
            <mi mathvariant="italic">is</mi>
            <mi>a</mi>
            <mi mathvariant="italic">trivial</mi>
            <mi mathvariant="italic">case</mi>
          </mrow>
        </mtd>
      </mtr>
      <mtr>
        <mtd>
          <mrow>
            <mi>T</mi>
            <mrow>
              <mrow>
                <mo stretchy="false">(</mo>
                <mrow>
                  <mi>n</mi>
                </mrow>
                <mo stretchy="false">)</mo>
              </mrow>
              <mo stretchy="false">≥</mo>
              <mrow>
                <mn>1</mn>
                <mo stretchy="false">+</mo>
                <mrow>
                  <munderover>
                    <mo stretchy="false">∑</mo>
                    <mrow>
                      <mi>k</mi>
                      <mo stretchy="false">=</mo>
                      <mn>1</mn>
                    </mrow>
                    <mrow>
                      <mi>n</mi>
                      <mi>–</mi>
                      <mn>1</mn>
                    </mrow>
                  </munderover>
                  <mi>T</mi>
                </mrow>
              </mrow>
            </mrow>
            <mrow>
              <mrow>
                <mo stretchy="false">(</mo>
                <mrow>
                  <mi>k</mi>
                </mrow>
                <mo stretchy="false">)</mo>
              </mrow>
              <mo stretchy="false">+</mo>
              <mi>T</mi>
            </mrow>
            <mrow>
              <mrow>
                <mo stretchy="false">(</mo>
                <mrow>
                  <mi>n</mi>
                  <mi>–</mi>
                  <mi>k</mi>
                </mrow>
                <mo stretchy="false">)</mo>
              </mrow>
              <mo stretchy="false">+</mo>
              <mn>1,</mn>
            </mrow>
            <mi mathvariant="italic">i.e.</mi>
            <mi mathvariant="italic">The</mi>
            <mi mathvariant="italic">time</mi>
            <mtext>to check if</mtext>
            <mi mathvariant="italic">this</mi>
            <mi mathvariant="italic">is</mi>
            <mi>a</mi>
            <mi mathvariant="italic">trivial</mi>
            <mi mathvariant="italic">case</mi>
          </mrow>
        </mtd>
      </mtr>
      <mtr>
        <mtd>
          <mrow>
            <mrow>
              <mi/>
              <mo stretchy="false">+</mo>
              <mrow>
                <munderover>
                  <mo stretchy="false">∑</mo>
                  <mrow>
                    <mi>k</mi>
                    <mo stretchy="false">=</mo>
                    <mn>1</mn>
                  </mrow>
                  <mrow>
                    <mi>n</mi>
                    <mi>–</mi>
                    <mn>1</mn>
                  </mrow>
                </munderover>
                <mi mathvariant="italic">The</mi>
              </mrow>
            </mrow>
            <mi mathvariant="italic">time</mi>
            <mi mathvariant="italic">required</mi>
            <mtext>to</mtext>
            <mi mathvariant="italic">calculate</mi>
            <mi mathvariant="italic">the</mi>
            <mi mathvariant="italic">cost</mi>
            <mi mathvariant="italic">of</mi>
            <mi mathvariant="italic">spliting</mi>
            <mi mathvariant="italic">the</mi>
            <mi mathvariant="italic">chain</mi>
            <mi mathvariant="italic">at</mi>
          </mrow>
        </mtd>
      </mtr>
      <mtr>
        <mtd>
          <mrow>
            <mi mathvariant="italic">position</mi>
            <mi>k</mi>
          </mrow>
        </mtd>
      </mtr>
      <mtr>
        <mtd>
          <mrow>
            <mi mathvariant="italic">It</mi>
            <mi mathvariant="italic">can</mi>
            <mi mathvariant="italic">be</mi>
            <mi mathvariant="italic">seen</mi>
            <mi mathvariant="italic">through</mi>
            <mi mathvariant="italic">simple</mi>
            <mi mathvariant="italic">substitution</mi>
            <mi mathvariant="italic">that</mi>
            <mi>T</mi>
            <mrow>
              <mrow>
                <mo stretchy="false">(</mo>
                <mrow>
                  <mi>n</mi>
                </mrow>
                <mo stretchy="false">)</mo>
              </mrow>
              <mo stretchy="false">≥</mo>
              <msup>
                <mn>2</mn>
                <mrow>
                  <mrow>
                    <mi>n</mi>
                    <mo stretchy="false">−</mo>
                    <mn>1</mn>
                  </mrow>
                </mrow>
              </msup>
            </mrow>
          </mrow>
        </mtd>
      </mtr>
    </mtable>
    <annotation encoding="StarMath 5.0">alignl If T(n) is the time taken "to" parenthesize a chain of n matrices, then newline
alignl T(1) ge 1, The time "to" recognize that this is a trivial case newline
alignl T(n) ge 1 + sum from k = 1 to {n – 1} T(k) + T(n – k) + 1, i.e. The time "to check if" this is a trivial case newline
~~~~~~~~~~~~~~~~~~~~~~~~~~~~~~~~~~~ + sum from k = 1 to {n – 1} The time required "to" calculate the cost of spliting the chain at newline position k newline
alignl It can be seen through simple substitution that T(n) ge 2^{n-1}</annotation>
  </semantics>
</math>
</file>

<file path=Object 3/content.xml><?xml version="1.0" encoding="utf-8"?>
<math xmlns="http://www.w3.org/1998/Math/MathML">
  <semantics>
    <mtable>
      <mtr>
        <mtd>
          <mrow>
            <mrow>
              <mrow>
                <mrow>
                  <mi>i</mi>
                  <mo stretchy="false">−</mo>
                  <mi>j</mi>
                </mrow>
                <mo stretchy="false">+</mo>
                <mn>1</mn>
              </mrow>
              <mo stretchy="false">=</mo>
              <mi>n</mi>
            </mrow>
            <mi>,</mi>
            <mi mathvariant="italic">the</mi>
            <mi mathvariant="italic">number</mi>
            <mi mathvariant="italic">of</mi>
            <mi mathvariant="italic">matrices</mi>
            <mtext>in</mtext>
            <mi mathvariant="italic">the</mi>
            <mi mathvariant="italic">chain</mi>
          </mrow>
        </mtd>
      </mtr>
      <mtr>
        <mtd>
          <mrow>
            <mi>m</mi>
            <mrow>
              <mrow>
                <mo stretchy="false">[</mo>
                <mrow>
                  <mi>i</mi>
                  <mi>,</mi>
                  <mi>j</mi>
                </mrow>
                <mo stretchy="false">]</mo>
              </mrow>
              <mo stretchy="false">=</mo>
              <mn>0</mn>
            </mrow>
            <mi mathvariant="italic">if</mi>
            <mrow>
              <mi>i</mi>
              <mo stretchy="false">=</mo>
              <mi>j</mi>
            </mrow>
          </mrow>
        </mtd>
      </mtr>
      <mtr>
        <mtd>
          <mrow>
            <mi>m</mi>
            <mrow>
              <mrow>
                <mo stretchy="false">[</mo>
                <mrow>
                  <mi>i</mi>
                  <mi>,</mi>
                  <mi>j</mi>
                </mrow>
                <mo stretchy="false">]</mo>
              </mrow>
              <mo stretchy="false">=</mo>
              <mi mathvariant="italic">min</mi>
            </mrow>
            <mtext>{</mtext>
            <mi>m</mi>
            <mrow>
              <mrow>
                <mo stretchy="false">[</mo>
                <mrow>
                  <mi>i</mi>
                  <mi>,</mi>
                  <mi>k</mi>
                </mrow>
                <mo stretchy="false">]</mo>
              </mrow>
              <mo stretchy="false">+</mo>
              <mi>m</mi>
            </mrow>
            <mrow>
              <mrow>
                <mo stretchy="false">[</mo>
                <mrow>
                  <mrow>
                    <mi>k</mi>
                    <mo stretchy="false">+</mo>
                    <mn>1,</mn>
                  </mrow>
                  <mi>j</mi>
                </mrow>
                <mo stretchy="false">]</mo>
              </mrow>
              <mo stretchy="false">+</mo>
              <msub>
                <mi>p</mi>
                <mrow>
                  <mrow>
                    <mi>i</mi>
                    <mo stretchy="false">−</mo>
                    <mn>1</mn>
                  </mrow>
                </mrow>
              </msub>
            </mrow>
            <msub>
              <mi>p</mi>
              <mi>k</mi>
            </msub>
            <msub>
              <mi>p</mi>
              <mi>j</mi>
            </msub>
            <mtext>}</mtext>
            <mi mathvariant="italic">for</mi>
            <mrow>
              <mrow>
                <mi>i</mi>
                <mo stretchy="false">≤</mo>
                <mi>k</mi>
              </mrow>
              <mo stretchy="false">&lt;</mo>
              <mi>j</mi>
            </mrow>
            <mi mathvariant="italic">if</mi>
            <mrow>
              <mi>i</mi>
              <mo stretchy="false">&lt;</mo>
              <mi>j</mi>
            </mrow>
          </mrow>
        </mtd>
      </mtr>
    </mtable>
    <annotation encoding="StarMath 5.0">i - j + 1 = n, the number of matrices "in" the chain newline
m[i, j] = 0 if i = j newline
m[i, j] = min "{" m[i, k] + m[k+1, j] + p_{i-1}p_k p_j "}" for i le k lt j if i lt j</annotation>
  </semantics>
</math>
</file>

<file path=Object 4/content.xml><?xml version="1.0" encoding="utf-8"?>
<math xmlns="http://www.w3.org/1998/Math/MathML">
  <semantics>
    <mrow>
      <mrow>
        <mrow>
          <mrow>
            <mrow>
              <mrow>
                <mrow>
                  <mi>n</mi>
                  <mo stretchy="false">+</mo>
                  <mrow>
                    <mo stretchy="false">(</mo>
                    <mrow>
                      <mrow>
                        <mi>n</mi>
                        <mo stretchy="false">−</mo>
                        <mn>1</mn>
                      </mrow>
                    </mrow>
                    <mo stretchy="false">)</mo>
                  </mrow>
                </mrow>
                <mo stretchy="false">+</mo>
                <mrow>
                  <mo stretchy="false">(</mo>
                  <mrow>
                    <mrow>
                      <mi>n</mi>
                      <mo stretchy="false">−</mo>
                      <mn>2</mn>
                    </mrow>
                  </mrow>
                  <mo stretchy="false">)</mo>
                </mrow>
              </mrow>
              <mo stretchy="false">+</mo>
              <mi>…</mi>
            </mrow>
            <mo stretchy="false">+</mo>
            <mn>1</mn>
          </mrow>
          <mo stretchy="false">=</mo>
          <mrow>
            <mo stretchy="false">∑</mo>
            <mi>n</mi>
          </mrow>
        </mrow>
        <mo stretchy="false">=</mo>
        <mo stretchy="false">Θ</mo>
      </mrow>
      <mrow>
        <mo stretchy="false">(</mo>
        <mrow>
          <msup>
            <mi>n</mi>
            <mn>2</mn>
          </msup>
        </mrow>
        <mo stretchy="false">)</mo>
      </mrow>
    </mrow>
    <annotation encoding="StarMath 5.0"> n + (n-1) + (n -2) + … + 1 = sum n = %THETA(n^2)</annotation>
  </semantics>
</math>
</file>

<file path=Object 5/content.xml><?xml version="1.0" encoding="utf-8"?>
<math xmlns="http://www.w3.org/1998/Math/MathML">
  <semantics>
    <mrow>
      <mrow>
        <mo stretchy="false">∑</mo>
        <mi>n</mi>
      </mrow>
    </mrow>
    <annotation encoding="StarMath 5.0">sum n</annotation>
  </semantics>
</math>
</file>

<file path=Object 6/content.xml><?xml version="1.0" encoding="utf-8"?>
<math xmlns="http://www.w3.org/1998/Math/MathML">
  <semantics>
    <mrow>
      <mrow>
        <mo stretchy="false">∑</mo>
        <mi>n</mi>
      </mrow>
    </mrow>
    <annotation encoding="StarMath 5.0">sum n</annotation>
  </semantics>
</math>
</file>

<file path=Object 7/content.xml><?xml version="1.0" encoding="utf-8"?>
<math xmlns="http://www.w3.org/1998/Math/MathML">
  <semantics>
    <mrow>
      <mi>T</mi>
      <mrow>
        <mrow>
          <mo stretchy="false">(</mo>
          <mrow>
            <mi>n</mi>
          </mrow>
          <mo stretchy="false">)</mo>
        </mrow>
        <mo stretchy="false">=</mo>
        <mi>O</mi>
      </mrow>
      <mrow>
        <mo stretchy="false">(</mo>
        <mrow>
          <msup>
            <mi>n</mi>
            <mn>3</mn>
          </msup>
        </mrow>
        <mo stretchy="false">)</mo>
      </mrow>
    </mrow>
    <annotation encoding="StarMath 5.0">T(n) = O(n^3) </annotation>
  </semantics>
</math>
</file>

<file path=Object 8/content.xml><?xml version="1.0" encoding="utf-8"?>
<math xmlns="http://www.w3.org/1998/Math/MathML">
  <semantics>
    <mrow>
      <mi>T</mi>
      <mrow>
        <mrow>
          <mo stretchy="false">(</mo>
          <mrow>
            <mi>n</mi>
          </mrow>
          <mo stretchy="false">)</mo>
        </mrow>
        <mo stretchy="false">=</mo>
        <mi>O</mi>
      </mrow>
      <mrow>
        <mo stretchy="false">(</mo>
        <mrow>
          <msup>
            <mi>n</mi>
            <mn>3</mn>
          </msup>
        </mrow>
        <mo stretchy="false">)</mo>
      </mrow>
    </mrow>
    <annotation encoding="StarMath 5.0">T(n) = O(n^3) </annotation>
  </semantics>
</math>
</file>

<file path=Object 9/content.xml><?xml version="1.0" encoding="utf-8"?>
<math xmlns="http://www.w3.org/1998/Math/MathML">
  <semantics>
    <mrow>
      <mo stretchy="false">Θ</mo>
      <mrow>
        <mo stretchy="false">(</mo>
        <mrow>
          <msup>
            <mi>n</mi>
            <mn>2</mn>
          </msup>
        </mrow>
        <mo stretchy="false">)</mo>
      </mrow>
    </mrow>
    <annotation encoding="StarMath 5.0">%THETA(n^2)</annotation>
  </semantics>
</math>
</file>